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5.666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OSSIER,N,31,15</text:p>
          </table:table-cell>
          <table:table-cell office:value-type="string">
            <text:p>DE_JEUX,N,31,15</text:p>
          </table:table-cell>
          <table:table-cell office:value-type="string">
            <text:p>NOM_AIRE,C,32</text:p>
          </table:table-cell>
          <table:table-cell office:value-type="string">
            <text:p>TOTAL,N,31,15</text:p>
          </table:table-cell>
          <table:table-cell office:value-type="string">
            <text:p>BALANçoIRE,N,31,15</text:p>
          </table:table-cell>
          <table:table-cell office:value-type="string">
            <text:p>BALANçoI0,N,31,15</text:p>
          </table:table-cell>
          <table:table-cell office:value-type="string">
            <text:p>CABANE,N,31,15</text:p>
          </table:table-cell>
          <table:table-cell office:value-type="string">
            <text:p>FITNESS,N,31,15</text:p>
          </table:table-cell>
          <table:table-cell office:value-type="string">
            <text:p>MOBILIER,N,31,15</text:p>
          </table:table-cell>
          <table:table-cell office:value-type="string">
            <text:p>RESSORT,N,31,15</text:p>
          </table:table-cell>
          <table:table-cell office:value-type="string">
            <text:p>COMPLEXE,N,31,15</text:p>
          </table:table-cell>
          <table:table-cell office:value-type="string">
            <text:p>SIMPLE,N,31,15</text:p>
          </table:table-cell>
          <table:table-cell office:value-type="string">
            <text:p>TOBOGGAN,N,31,15</text:p>
          </table:table-cell>
          <table:table-cell office:value-type="string">
            <text:p>TOURNIQUET,N,31,15</text:p>
          </table:table-cell>
          <table:table-cell office:value-type="string">
            <text:p>LONGITUDE,N,31,15</text:p>
          </table:table-cell>
          <table:table-cell office:value-type="string">
            <text:p>LATITUDE,N,31,1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Esplanade Paul Valéry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.846286">
            <text:p>3,846286</text:p>
          </table:table-cell>
          <table:table-cell office:value-type="float" office:value="43.599239">
            <text:p>43,5992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ire du Petit Bois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40232">
            <text:p>3,840232</text:p>
          </table:table-cell>
          <table:table-cell office:value-type="float" office:value="43.605288">
            <text:p>43,6052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ire du Mas de la Paillad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1615">
            <text:p>3,81615</text:p>
          </table:table-cell>
          <table:table-cell office:value-type="float" office:value="43.627853">
            <text:p>43,6278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Parc Edith Piaf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88388">
            <text:p>3,888388</text:p>
          </table:table-cell>
          <table:table-cell office:value-type="float" office:value="43.622217">
            <text:p>43,6222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Parc de la Guirland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60929">
            <text:p>3,860929</text:p>
          </table:table-cell>
          <table:table-cell office:value-type="float" office:value="43.607974">
            <text:p>43,60797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Parc Rimbaud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94425">
            <text:p>3,894425</text:p>
          </table:table-cell>
          <table:table-cell office:value-type="float" office:value="43.618048">
            <text:p>43,6180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Parc Sainte Odil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71725">
            <text:p>3,871725</text:p>
          </table:table-cell>
          <table:table-cell office:value-type="float" office:value="43.62481">
            <text:p>43,624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Aire de jeux Brassens (basse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812949">
            <text:p>3,812949</text:p>
          </table:table-cell>
          <table:table-cell office:value-type="float" office:value="43.636962">
            <text:p>43,63696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string">
            <text:p>Aire de Louisville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15174">
            <text:p>3,815174</text:p>
          </table:table-cell>
          <table:table-cell office:value-type="float" office:value="43.622784">
            <text:p>43,6227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string">
            <text:p>Square François Deuzeuz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39686">
            <text:p>3,839686</text:p>
          </table:table-cell>
          <table:table-cell office:value-type="float" office:value="43.607743">
            <text:p>43,60774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>
            <text:p>Square des Arceaux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60929">
            <text:p>3,860929</text:p>
          </table:table-cell>
          <table:table-cell office:value-type="float" office:value="43.611969">
            <text:p>43,61196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Parc Magnol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62917">
            <text:p>3,862917</text:p>
          </table:table-cell>
          <table:table-cell office:value-type="float" office:value="43.617431">
            <text:p>43,6174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string">
            <text:p>Parc Azema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28396">
            <text:p>3,828396</text:p>
          </table:table-cell>
          <table:table-cell office:value-type="float" office:value="43.615705">
            <text:p>43,615705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2">
            <text:p>22</text:p>
          </table:table-cell>
          <table:table-cell office:value-type="string">
            <text:p>Esplanade de la Musiq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81877">
            <text:p>3,881877</text:p>
          </table:table-cell>
          <table:table-cell office:value-type="float" office:value="43.616976">
            <text:p>43,61697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office:value-type="string">
            <text:p>Grand Mail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16504">
            <text:p>3,816504</text:p>
          </table:table-cell>
          <table:table-cell office:value-type="float" office:value="43.622825">
            <text:p>43,62282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string">
            <text:p>Square Maquis Bir-Hakei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58997">
            <text:p>3,858997</text:p>
          </table:table-cell>
          <table:table-cell office:value-type="float" office:value="43.61107">
            <text:p>43,6110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7">
            <text:p>27</text:p>
          </table:table-cell>
          <table:table-cell office:value-type="string">
            <text:p>Square Jouanique Coliny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2441">
            <text:p>3,852441</text:p>
          </table:table-cell>
          <table:table-cell office:value-type="float" office:value="43.616019">
            <text:p>43,61601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string">
            <text:p>Parc de Bagatelle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839156">
            <text:p>3,839156</text:p>
          </table:table-cell>
          <table:table-cell office:value-type="float" office:value="43.594371">
            <text:p>43,59437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2">
            <text:p>32</text:p>
          </table:table-cell>
          <table:table-cell office:value-type="string">
            <text:p>Aire Vert-Bois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68144">
            <text:p>3,868144</text:p>
          </table:table-cell>
          <table:table-cell office:value-type="float" office:value="43.639383">
            <text:p>43,639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3">
            <text:p>33</text:p>
          </table:table-cell>
          <table:table-cell office:value-type="string">
            <text:p>Parc Chico Mendez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22957">
            <text:p>3,822957</text:p>
          </table:table-cell>
          <table:table-cell office:value-type="float" office:value="43.631569">
            <text:p>43,631569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4">
            <text:p>34</text:p>
          </table:table-cell>
          <table:table-cell office:value-type="string">
            <text:p>Parc du Mas Prunet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32633">
            <text:p>3,832633</text:p>
          </table:table-cell>
          <table:table-cell office:value-type="float" office:value="43.59814">
            <text:p>43,5981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35">
            <text:p>35</text:p>
          </table:table-cell>
          <table:table-cell office:value-type="string">
            <text:p>Aire de jeu Pierre Paraf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.845259">
            <text:p>3,845259</text:p>
          </table:table-cell>
          <table:table-cell office:value-type="float" office:value="43.595227">
            <text:p>43,59522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Parc de la Rauz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96121">
            <text:p>3,896121</text:p>
          </table:table-cell>
          <table:table-cell office:value-type="float" office:value="43.590333">
            <text:p>43,59033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string">
            <text:p>Aire du Clos des Oranger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3747">
            <text:p>3,853747</text:p>
          </table:table-cell>
          <table:table-cell office:value-type="float" office:value="43.600397">
            <text:p>43,60039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string">
            <text:p>Parc Enclava del lo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46823">
            <text:p>3,846823</text:p>
          </table:table-cell>
          <table:table-cell office:value-type="float" office:value="43.600579">
            <text:p>43,60057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Parc des Aiguerelles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91781">
            <text:p>3,891781</text:p>
          </table:table-cell>
          <table:table-cell office:value-type="float" office:value="43.598158">
            <text:p>43,59815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string">
            <text:p>Square Jean Baumel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819">
            <text:p>3,85819</text:p>
          </table:table-cell>
          <table:table-cell office:value-type="float" office:value="43.640658">
            <text:p>43,6406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string">
            <text:p>Aire Villeneuve d'Angoulèm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69053">
            <text:p>3,869053</text:p>
          </table:table-cell>
          <table:table-cell office:value-type="float" office:value="43.596468">
            <text:p>43,5964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Square des Près d'Arênes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89724">
            <text:p>3,889724</text:p>
          </table:table-cell>
          <table:table-cell office:value-type="float" office:value="43.590492">
            <text:p>43,59049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6">
            <text:p>46</text:p>
          </table:table-cell>
          <table:table-cell office:value-type="string">
            <text:p>Parc de la Croix d'Argent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64464">
            <text:p>3,864464</text:p>
          </table:table-cell>
          <table:table-cell office:value-type="float" office:value="43.587354">
            <text:p>43,58735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48">
            <text:p>48</text:p>
          </table:table-cell>
          <table:table-cell office:value-type="string">
            <text:p>Square Mas Drevon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69214">
            <text:p>3,869214</text:p>
          </table:table-cell>
          <table:table-cell office:value-type="float" office:value="43.592114">
            <text:p>43,5921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Aire du Champ de Mars (Espla)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881593">
            <text:p>3,881593</text:p>
          </table:table-cell>
          <table:table-cell office:value-type="float" office:value="43.611111">
            <text:p>43,6111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Aire du Champ de Mars (Joffre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82739">
            <text:p>3,882739</text:p>
          </table:table-cell>
          <table:table-cell office:value-type="float" office:value="43.61087">
            <text:p>43,6108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string">
            <text:p>Square Planchon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9774">
            <text:p>3,879774</text:p>
          </table:table-cell>
          <table:table-cell office:value-type="float" office:value="43.605784">
            <text:p>43,6057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string">
            <text:p>Aire des Pastourel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9728">
            <text:p>3,899728</text:p>
          </table:table-cell>
          <table:table-cell office:value-type="float" office:value="43.620918">
            <text:p>43,6209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Jardin de la Pépinière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4811">
            <text:p>3,884811</text:p>
          </table:table-cell>
          <table:table-cell office:value-type="float" office:value="43.595782">
            <text:p>43,59578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Aire Mail Saint Marti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83906">
            <text:p>3,883906</text:p>
          </table:table-cell>
          <table:table-cell office:value-type="float" office:value="43.593957">
            <text:p>43,59395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7">
            <text:p>57</text:p>
          </table:table-cell>
          <table:table-cell office:value-type="string">
            <text:p>Place de Tibériade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8003">
            <text:p>3,878003</text:p>
          </table:table-cell>
          <table:table-cell office:value-type="float" office:value="43.580993">
            <text:p>43,5809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Aire Saint Martin (Evéché)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4915">
            <text:p>3,884915</text:p>
          </table:table-cell>
          <table:table-cell office:value-type="float" office:value="43.592024">
            <text:p>43,59202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0">
            <text:p>60</text:p>
          </table:table-cell>
          <table:table-cell office:value-type="string">
            <text:p>Parc du Bois de la Chaumiè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.929576">
            <text:p>3,929576</text:p>
          </table:table-cell>
          <table:table-cell office:value-type="float" office:value="43.615376">
            <text:p>43,61537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string">
            <text:p>Square Jean Monne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9402">
            <text:p>3,889402</text:p>
          </table:table-cell>
          <table:table-cell office:value-type="float" office:value="43.604025">
            <text:p>43,60402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66">
            <text:p>66</text:p>
          </table:table-cell>
          <table:table-cell office:value-type="string">
            <text:p>Place de Marathon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8689">
            <text:p>3,888689</text:p>
          </table:table-cell>
          <table:table-cell office:value-type="float" office:value="43.607814">
            <text:p>43,60781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string">
            <text:p>Les Brusse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9202">
            <text:p>3,859202</text:p>
          </table:table-cell>
          <table:table-cell office:value-type="float" office:value="43.633587">
            <text:p>43,63358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string">
            <text:p>Les Clolus 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.880109">
            <text:p>3,880109</text:p>
          </table:table-cell>
          <table:table-cell office:value-type="float" office:value="43.628452">
            <text:p>43,6284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7">
            <text:p>77</text:p>
          </table:table-cell>
          <table:table-cell office:value-type="string">
            <text:p>Aire du Mas de Perrette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39374">
            <text:p>3,839374</text:p>
          </table:table-cell>
          <table:table-cell office:value-type="float" office:value="43.598014">
            <text:p>43,59801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83">
            <text:p>83</text:p>
          </table:table-cell>
          <table:table-cell office:value-type="string">
            <text:p>Aire de jeux de Costebelle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902673">
            <text:p>3,902673</text:p>
          </table:table-cell>
          <table:table-cell office:value-type="float" office:value="43.610336">
            <text:p>43,61033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84">
            <text:p>84</text:p>
          </table:table-cell>
          <table:table-cell office:value-type="string">
            <text:p>Aire de jeux du Mas Méric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1411">
            <text:p>3,891411</text:p>
          </table:table-cell>
          <table:table-cell office:value-type="float" office:value="43.631572">
            <text:p>43,63157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92">
            <text:p>92</text:p>
          </table:table-cell>
          <table:table-cell office:value-type="string">
            <text:p>Aire de jeux de la Carriera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17663">
            <text:p>3,817663</text:p>
          </table:table-cell>
          <table:table-cell office:value-type="float" office:value="43.641353">
            <text:p>43,641353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93">
            <text:p>93</text:p>
          </table:table-cell>
          <table:table-cell office:value-type="string">
            <text:p>Aire Ferdinand de Lessep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8612">
            <text:p>3,878612</text:p>
          </table:table-cell>
          <table:table-cell office:value-type="float" office:value="43.593324">
            <text:p>43,593324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95">
            <text:p>95</text:p>
          </table:table-cell>
          <table:table-cell office:value-type="string">
            <text:p>Aire de jeux du Père Loui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6778">
            <text:p>3,896778</text:p>
          </table:table-cell>
          <table:table-cell office:value-type="float" office:value="43.610071">
            <text:p>43,61007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Aire de Saint-Roch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6122">
            <text:p>3,876122</text:p>
          </table:table-cell>
          <table:table-cell office:value-type="float" office:value="43.60878">
            <text:p>43,60878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97">
            <text:p>97</text:p>
          </table:table-cell>
          <table:table-cell office:value-type="string">
            <text:p>Aire square Molière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54956">
            <text:p>3,854956</text:p>
          </table:table-cell>
          <table:table-cell office:value-type="float" office:value="43.591951">
            <text:p>43,59195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99">
            <text:p>99</text:p>
          </table:table-cell>
          <table:table-cell office:value-type="string">
            <text:p>Aire de jeux Dr Fourcade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4641">
            <text:p>3,894641</text:p>
          </table:table-cell>
          <table:table-cell office:value-type="float" office:value="43.589108">
            <text:p>43,589108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00">
            <text:p>100</text:p>
          </table:table-cell>
          <table:table-cell office:value-type="string">
            <text:p>Aire du square d'Arsonval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64203">
            <text:p>3,864203</text:p>
          </table:table-cell>
          <table:table-cell office:value-type="float" office:value="43.594781">
            <text:p>43,59478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05">
            <text:p>105</text:p>
          </table:table-cell>
          <table:table-cell office:value-type="string">
            <text:p>Square Bernard Chely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6563">
            <text:p>3,856563</text:p>
          </table:table-cell>
          <table:table-cell office:value-type="float" office:value="43.597408">
            <text:p>43,59740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Marcel Pagnol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50178">
            <text:p>3,850178</text:p>
          </table:table-cell>
          <table:table-cell office:value-type="float" office:value="43.601334">
            <text:p>43,601334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07">
            <text:p>107</text:p>
          </table:table-cell>
          <table:table-cell office:value-type="string">
            <text:p>Square André Vedel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913293">
            <text:p>3,913293</text:p>
          </table:table-cell>
          <table:table-cell office:value-type="float" office:value="43.615623">
            <text:p>43,615623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08">
            <text:p>108</text:p>
          </table:table-cell>
          <table:table-cell office:value-type="string">
            <text:p>Place Mansart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26038">
            <text:p>3,826038</text:p>
          </table:table-cell>
          <table:table-cell office:value-type="float" office:value="43.613626">
            <text:p>43,613626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09">
            <text:p>109</text:p>
          </table:table-cell>
          <table:table-cell office:value-type="string">
            <text:p>Aire Fabre de Morlh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7931">
            <text:p>3,877931</text:p>
          </table:table-cell>
          <table:table-cell office:value-type="float" office:value="43.594242">
            <text:p>43,594242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10">
            <text:p>110</text:p>
          </table:table-cell>
          <table:table-cell office:value-type="string">
            <text:p>Mas de Neuville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41283">
            <text:p>3,841283</text:p>
          </table:table-cell>
          <table:table-cell office:value-type="float" office:value="43.626368">
            <text:p>43,62636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11">
            <text:p>111</text:p>
          </table:table-cell>
          <table:table-cell office:value-type="string">
            <text:p>Aire Aiguelongue haute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7374">
            <text:p>3,87374</text:p>
          </table:table-cell>
          <table:table-cell office:value-type="float" office:value="43.629918">
            <text:p>43,62991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12">
            <text:p>112</text:p>
          </table:table-cell>
          <table:table-cell office:value-type="string">
            <text:p>Place de l'Aiguelongue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0922">
            <text:p>3,880922</text:p>
          </table:table-cell>
          <table:table-cell office:value-type="float" office:value="43.628054">
            <text:p>43,62805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string">
            <text:p>Cité Astru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52129">
            <text:p>3,852129</text:p>
          </table:table-cell>
          <table:table-cell office:value-type="float" office:value="43.611301">
            <text:p>43,61130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14">
            <text:p>114</text:p>
          </table:table-cell>
          <table:table-cell office:value-type="string">
            <text:p>Square la Carriera extension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17663">
            <text:p>3,817663</text:p>
          </table:table-cell>
          <table:table-cell office:value-type="float" office:value="43.641353">
            <text:p>43,64135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15">
            <text:p>115</text:p>
          </table:table-cell>
          <table:table-cell office:value-type="string">
            <text:p>Pierre Cardenal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18525">
            <text:p>3,818525</text:p>
          </table:table-cell>
          <table:table-cell office:value-type="float" office:value="43.637642">
            <text:p>43,637642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16">
            <text:p>116</text:p>
          </table:table-cell>
          <table:table-cell office:value-type="string">
            <text:p>ACM Les Aiguerelles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5534">
            <text:p>3,885534</text:p>
          </table:table-cell>
          <table:table-cell office:value-type="float" office:value="43.601675">
            <text:p>43,601675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18">
            <text:p>118</text:p>
          </table:table-cell>
          <table:table-cell office:value-type="string">
            <text:p>Aire des Cétoines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3845">
            <text:p>3,873845</text:p>
          </table:table-cell>
          <table:table-cell office:value-type="float" office:value="43.628158">
            <text:p>43,628158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19">
            <text:p>119</text:p>
          </table:table-cell>
          <table:table-cell office:value-type="string">
            <text:p>ACM Aiguelongue I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81088">
            <text:p>3,881088</text:p>
          </table:table-cell>
          <table:table-cell office:value-type="float" office:value="43.627869">
            <text:p>43,627869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20">
            <text:p>120</text:p>
          </table:table-cell>
          <table:table-cell office:value-type="string">
            <text:p>ACM Aiguelongue II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8998">
            <text:p>3,878998</text:p>
          </table:table-cell>
          <table:table-cell office:value-type="float" office:value="43.629881">
            <text:p>43,62988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21">
            <text:p>121</text:p>
          </table:table-cell>
          <table:table-cell office:value-type="string">
            <text:p>Aire Alexender Bel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.906837">
            <text:p>3,906837</text:p>
          </table:table-cell>
          <table:table-cell office:value-type="float" office:value="43.611517">
            <text:p>43,61151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22">
            <text:p>122</text:p>
          </table:table-cell>
          <table:table-cell office:value-type="string">
            <text:p>Parc Georges Clemenceau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71913">
            <text:p>3,871913</text:p>
          </table:table-cell>
          <table:table-cell office:value-type="float" office:value="43.603952">
            <text:p>43,603952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23">
            <text:p>123</text:p>
          </table:table-cell>
          <table:table-cell office:value-type="string">
            <text:p>ACM Maurin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75289">
            <text:p>3,875289</text:p>
          </table:table-cell>
          <table:table-cell office:value-type="float" office:value="43.592167">
            <text:p>43,592167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24">
            <text:p>124</text:p>
          </table:table-cell>
          <table:table-cell office:value-type="string">
            <text:p>Aire Parc Richter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97831">
            <text:p>3,897831</text:p>
          </table:table-cell>
          <table:table-cell office:value-type="float" office:value="43.604804">
            <text:p>43,604804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25">
            <text:p>125</text:p>
          </table:table-cell>
          <table:table-cell office:value-type="string">
            <text:p>Dioscoride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31812">
            <text:p>3,831812</text:p>
          </table:table-cell>
          <table:table-cell office:value-type="float" office:value="43.613143">
            <text:p>43,613143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26">
            <text:p>126</text:p>
          </table:table-cell>
          <table:table-cell office:value-type="string">
            <text:p>Billie Holiday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35554">
            <text:p>3,835554</text:p>
          </table:table-cell>
          <table:table-cell office:value-type="float" office:value="43.637858">
            <text:p>43,637858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27">
            <text:p>127</text:p>
          </table:table-cell>
          <table:table-cell office:value-type="string">
            <text:p>Aire Bartolomé de Las Casas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44599">
            <text:p>3,844599</text:p>
          </table:table-cell>
          <table:table-cell office:value-type="float" office:value="43.616327">
            <text:p>43,616327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28">
            <text:p>128</text:p>
          </table:table-cell>
          <table:table-cell office:value-type="string">
            <text:p>Aire de jeux des Papyrus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5036">
            <text:p>3,85036</text:p>
          </table:table-cell>
          <table:table-cell office:value-type="float" office:value="43.62073">
            <text:p>43,62073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29">
            <text:p>129</text:p>
          </table:table-cell>
          <table:table-cell office:value-type="string">
            <text:p>Aire de jeux Joseph Delteil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38566">
            <text:p>3,838566</text:p>
          </table:table-cell>
          <table:table-cell office:value-type="float" office:value="43.616204">
            <text:p>43,616204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30">
            <text:p>130</text:p>
          </table:table-cell>
          <table:table-cell office:value-type="string">
            <text:p>Aire de jeux rue Vien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73982">
            <text:p>3,873982</text:p>
          </table:table-cell>
          <table:table-cell office:value-type="float" office:value="43.609276">
            <text:p>43,609276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31">
            <text:p>131</text:p>
          </table:table-cell>
          <table:table-cell office:value-type="string">
            <text:p>Aire de jeux de la Cathédrale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.874957">
            <text:p>3,874957</text:p>
          </table:table-cell>
          <table:table-cell office:value-type="float" office:value="43.613349">
            <text:p>43,613349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32">
            <text:p>132</text:p>
          </table:table-cell>
          <table:table-cell office:value-type="string">
            <text:p>Aire de jeux A. Bramant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35712">
            <text:p>3,835712</text:p>
          </table:table-cell>
          <table:table-cell office:value-type="float" office:value="43.631358">
            <text:p>43,631358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33">
            <text:p>133</text:p>
          </table:table-cell>
          <table:table-cell office:value-type="string">
            <text:p>Aires du Parc Saint Fiac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32153">
            <text:p>3,832153</text:p>
          </table:table-cell>
          <table:table-cell office:value-type="float" office:value="43.632918">
            <text:p>43,632918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35">
            <text:p>135</text:p>
          </table:table-cell>
          <table:table-cell office:value-type="string">
            <text:p>Aire de jeux des Patriotes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93703">
            <text:p>3,893703</text:p>
          </table:table-cell>
          <table:table-cell office:value-type="float" office:value="43.601693">
            <text:p>43,601693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36">
            <text:p>136</text:p>
          </table:table-cell>
          <table:table-cell office:value-type="string">
            <text:p>Aire Aiguelongue basse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73069">
            <text:p>3,873069</text:p>
          </table:table-cell>
          <table:table-cell office:value-type="float" office:value="43.629387">
            <text:p>43,629387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37">
            <text:p>137</text:p>
          </table:table-cell>
          <table:table-cell office:value-type="string">
            <text:p>Ovalie : Parc du Belvédère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.846401">
            <text:p>3,846401</text:p>
          </table:table-cell>
          <table:table-cell office:value-type="float" office:value="43.590648">
            <text:p>43,59064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8">
            <text:p>138</text:p>
          </table:table-cell>
          <table:table-cell office:value-type="string">
            <text:p>Square piscine Mosson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15344">
            <text:p>3,815344</text:p>
          </table:table-cell>
          <table:table-cell office:value-type="float" office:value="43.620763">
            <text:p>43,62076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39">
            <text:p>139</text:p>
          </table:table-cell>
          <table:table-cell office:value-type="string">
            <text:p>Square de la Providence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.875519">
            <text:p>3,875519</text:p>
          </table:table-cell>
          <table:table-cell office:value-type="float" office:value="43.613858">
            <text:p>43,613858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40">
            <text:p>140</text:p>
          </table:table-cell>
          <table:table-cell office:value-type="string">
            <text:p>Fitness Richter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.897823">
            <text:p>3,897823</text:p>
          </table:table-cell>
          <table:table-cell office:value-type="float" office:value="43.605081">
            <text:p>43,6050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string">
            <text:p>Fitness Bois de Montmaur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.872226">
            <text:p>3,872226</text:p>
          </table:table-cell>
          <table:table-cell office:value-type="float" office:value="43.640401">
            <text:p>43,64040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42">
            <text:p>142</text:p>
          </table:table-cell>
          <table:table-cell office:value-type="string">
            <text:p>Camille Ernst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8535">
            <text:p>3,878535</text:p>
          </table:table-cell>
          <table:table-cell office:value-type="float" office:value="43.618491">
            <text:p>43,61849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43">
            <text:p>143</text:p>
          </table:table-cell>
          <table:table-cell office:value-type="string">
            <text:p>Aire de jeux de Fontcolomb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30477">
            <text:p>3,830477</text:p>
          </table:table-cell>
          <table:table-cell office:value-type="float" office:value="43.597382">
            <text:p>43,597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string">
            <text:p>Fitness Lac des Garrigue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3.816663">
            <text:p>3,816663</text:p>
          </table:table-cell>
          <table:table-cell office:value-type="float" office:value="43.637041">
            <text:p>43,63704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5">
            <text:p>145</text:p>
          </table:table-cell>
          <table:table-cell office:value-type="string">
            <text:p>Fitness Champ de Mars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.881673">
            <text:p>3,881673</text:p>
          </table:table-cell>
          <table:table-cell office:value-type="float" office:value="43.611613">
            <text:p>43,6116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string">
            <text:p>Fitness Paul Valér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.844821">
            <text:p>3,844821</text:p>
          </table:table-cell>
          <table:table-cell office:value-type="float" office:value="43.598842">
            <text:p>43,598842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47">
            <text:p>147</text:p>
          </table:table-cell>
          <table:table-cell office:value-type="string">
            <text:p>Le Tintore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911396">
            <text:p>3,911396</text:p>
          </table:table-cell>
          <table:table-cell office:value-type="float" office:value="43.605811">
            <text:p>43,605811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48">
            <text:p>148</text:p>
          </table:table-cell>
          <table:table-cell office:value-type="string">
            <text:p>Père Bonnet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66269">
            <text:p>3,866269</text:p>
          </table:table-cell>
          <table:table-cell office:value-type="float" office:value="43.606723">
            <text:p>43,60672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49">
            <text:p>149</text:p>
          </table:table-cell>
          <table:table-cell office:value-type="string">
            <text:p>Aire de jeux Charpak 1(Marianne)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903546">
            <text:p>3,903546</text:p>
          </table:table-cell>
          <table:table-cell office:value-type="float" office:value="43.601414">
            <text:p>43,6014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4/12/2013</text:date>, <text:time>12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68" meta:object-count="0"/>
    <meta:generator>OpenOffice/4.0.1$Win32 OpenOffice.org_project/401m5$Build-9714</meta:generator>
  </office:meta>
</office:document-meta>
</file>